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i mathvariant="italic">NPV</mi>
        <mo stretchy="false">=</mo>
        <mrow>
          <munderover>
            <mo stretchy="false">∑</mo>
            <mrow>
              <mi>t</mi>
              <mo stretchy="false">=</mo>
              <mn>1</mn>
            </mrow>
            <mi>n</mi>
          </munderover>
          <msub>
            <mrow>
              <mo fence="true" stretchy="false">(</mo>
              <mrow>
                <mrow>
                  <mi mathvariant="italic">CI</mi>
                  <mo stretchy="false">−</mo>
                  <mi mathvariant="italic">CO</mi>
                </mrow>
              </mrow>
              <mo fence="true" stretchy="false">)</mo>
            </mrow>
            <mi>t</mi>
          </msub>
        </mrow>
      </mrow>
      <msup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  <mrow>
          <mo stretchy="false">−</mo>
          <mi>t</mi>
        </mrow>
      </msup>
    </mrow>
    <annotation encoding="StarMath 5.0">

NPV=sum from { { t=1} } to { n } { {(CI-CO)_{t}} } (1+i) ^{-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3:10:09.457466683</meta:creation-date>
    <dc:date>2018-03-03T17:40:34.056362812</dc:date>
    <meta:editing-duration>PT4H15M45S</meta:editing-duration>
    <meta:editing-cycles>2</meta:editing-cycles>
    <meta:generator>LibreOffice/5.1.6.2$Linux_X86_64 LibreOffice_project/10m0$Build-2</meta:generator>
  </office:meta>
</office:document-meta>
</file>